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6.713cm" fo:margin-left="-0.032cm" fo:margin-right="-0.012cm" fo:break-before="column" table:align="margins" style:writing-mode="lr-tb"/>
    </style:style>
    <style:style style:name="Tabela6.A" style:family="table-column">
      <style:table-column-properties style:column-width="2.392cm" style:rel-column-width="9378*"/>
    </style:style>
    <style:style style:name="Tabela6.B" style:family="table-column">
      <style:table-column-properties style:column-width="14.321cm" style:rel-column-width="56157*"/>
    </style:style>
    <style:style style:name="Tabela6.A1" style:family="table-cell">
      <style:table-cell-properties fo:background-color="#00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B1" style:family="table-cell">
      <style:table-cell-properties fo:background-color="#0000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text-properties style:font-name-complex="Arial"/>
    </style:style>
    <style:style style:name="P5" style:family="paragraph" style:parent-style-name="Standard">
      <style:text-properties fo:color="#800000" fo:font-weight="bold" style:font-weight-asian="bold" style:font-weight-complex="bold"/>
    </style:style>
    <style:style style:name="P6" style:family="paragraph" style:parent-style-name="Bodytext">
      <style:paragraph-properties fo:margin-left="0cm" fo:margin-right="0cm" fo:text-indent="0cm" style:auto-text-indent="false"/>
    </style:style>
    <style:style style:name="P7" style:family="paragraph" style:parent-style-name="Bodytext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 style:font-size-complex="14pt"/>
    </style:style>
    <style:style style:name="P9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/>
    </style:style>
    <style:style style:name="P1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fo:language="pt" fo:country="BR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15" style:family="paragraph" style:parent-style-name="Standard">
      <style:paragraph-properties fo:margin-top="0cm" fo:margin-bottom="0.847cm" fo:text-align="center" style:justify-single-word="false"/>
      <style:text-properties fo:font-size="28pt" fo:font-weight="bold" style:font-size-asian="28pt" style:font-weight-asian="bold" style:font-name-complex="Arial" style:font-size-complex="28pt"/>
    </style:style>
    <style:style style:name="P16" style:family="paragraph" style:parent-style-name="Standard" style:master-page-name="Standard">
      <style:paragraph-properties style:page-number="auto"/>
      <style:text-properties style:font-name-complex="Arial"/>
    </style:style>
    <style:style style:name="P17" style:family="paragraph" style:parent-style-name="Standard" style:list-style-name="WW8Num6">
      <style:paragraph-properties fo:margin-left="0cm" fo:margin-right="0cm" fo:margin-top="0.423cm" fo:margin-bottom="0.106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text:display="non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 style:font-size-complex="14pt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000000" fo:font-size="8pt" fo:language="pt" fo:country="BR" style:font-size-asian="8pt" style:font-name-complex="Arial" style:font-size-complex="8pt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000000" fo:font-size="8pt" fo:font-style="italic" style:font-size-asian="8pt" style:font-style-asian="italic" style:font-name-complex="Arial" style:font-size-complex="8pt" style:font-style-complex="italic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name-complex="Arial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9cm" fo:text-indent="-0.635cm" fo:margin-left="1.3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4cm" fo:text-indent="-0.635cm" fo:margin-left="1.9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9cm" fo:text-indent="-0.635cm" fo:margin-left="2.6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4cm" fo:text-indent="-0.635cm" fo:margin-left="3.2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9cm" fo:text-indent="-0.635cm" fo:margin-left="3.8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4cm" fo:text-indent="-0.635cm" fo:margin-left="4.5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9cm" fo:text-indent="-0.635cm" fo:margin-left="5.1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4cm" fo:text-indent="-0.635cm" fo:margin-left="5.7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9cm" fo:text-indent="-0.635cm" fo:margin-left="6.4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4cm" fo:text-indent="-0.635cm" fo:margin-left="7.054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/>
      <text:p text:style-name="P15">Documento de Requisitos<text:line-break/>Compra de Produtos</text:p>
      <text:p text:style-name="P9">Project Name: <text:s/>ERP Controladoria</text:p>
      <text:p text:style-name="P9">Project ID: <text:s/></text:p>
      <text:p text:style-name="P9">Executive Sponsor: <text:s/>Synergy 4</text:p>
      <text:p text:style-name="P8">Project Manager: <text:s/>Fabricio Zancanella</text:p>
      <text:p text:style-name="P8">Business Analyst: <text:s/>Naelson Matheus Junior</text:p>
      <text:p text:style-name="P8">Developer: Adans Bento</text:p>
      <text:p text:style-name="P8">Developer: Jairo Ricarte</text:p>
      <text:p text:style-name="P8">Developer: Paul O´Rourke</text:p>
      <text:p text:style-name="P7"/>
      <text:p text:style-name="P7"/>
      <text:p text:style-name="P7"/>
      <text:p text:style-name="P6"><text:span text:style-name="T2">Data Alteração:<text:tab/></text:span><text:span text:style-name="T2"><text:modification-date style:data-style-name="N76">March 10, 2015</text:modification-date></text:span></text:p>
      <text:h text:style-name="P18" text:outline-level="1" text:is-list-header="true"><text:bookmark-start text:name="__RefHeading__4042_636632479"/>Documento de Requisitos<text:bookmark-end text:name="__RefHeading__4042_636632479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">Código</text:p>
          </table:table-cell>
          <table:table-cell table:style-name="Tabela6.B1" office:value-type="string">
            <text:p text:style-name="P13">Requisitos</text:p>
          </table:table-cell>
        </table:table-row>
        <table:table-row>
          <table:table-cell table:style-name="Tabela6.A2" office:value-type="string">
            <text:p text:style-name="P11">REQ001</text:p>
          </table:table-cell>
          <table:table-cell table:style-name="Tabela6.B2" office:value-type="string">
            <text:p text:style-name="P10">Validações na modal de configuração//visualização:</text:p>
            <text:p text:style-name="P14"><text:s text:c="2"/></text:p>
            <text:list xml:id="list4139805425514561256" text:style-name="L1">
              <text:list-item>
                <text:p text:style-name="P20">Aba Geral</text:p>
                <text:list>
                  <text:list-item>
                    <text:p text:style-name="P20">Fornecedor</text:p>
                    <text:list>
                      <text:list-item>
                        <text:p text:style-name="P20"><text:span text:style-name="T3">SelectBox</text:span> com <text:span text:style-name="T3">SearchEngine</text:span>.</text:p>
                      </text:list-item>
                      <text:list-item>
                        <text:p text:style-name="P20">Obrigatório</text:p>
                      </text:list-item>
                    </text:list>
                  </text:list-item>
                  <text:list-item>
                    <text:p text:style-name="P20">Forma de Pagamento</text:p>
                    <text:list>
                      <text:list-item>
                        <text:p text:style-name="P20"><text:span text:style-name="T3">SelectBox</text:span> com <text:span text:style-name="T3">SearchEngine</text:span>.</text:p>
                      </text:list-item>
                      <text:list-item>
                        <text:p text:style-name="P20">Obrigatório</text:p>
                      </text:list-item>
                    </text:list>
                  </text:list-item>
                  <text:list-item>
                    <text:p text:style-name="P20">Nota Fiscal</text:p>
                    <text:list>
                      <text:list-item>
                        <text:p text:style-name="P20">44 Caracteres </text:p>
                      </text:list-item>
                    </text:list>
                  </text:list-item>
                  <text:list-item>
                    <text:p text:style-name="P20">Data de Vencimento</text:p>
                    <text:list>
                      <text:list-item>
                        <text:p text:style-name="P20">Mascara de Data __/__/____</text:p>
                      </text:list-item>
                      <text:list-item>
                        <text:p text:style-name="P20">Calendar</text:p>
                      </text:list-item>
                      <text:list-item>
                        <text:p text:style-name="P20">Validação de data DD/MM/AAAA</text:p>
                      </text:list-item>
                    </text:list>
                  </text:list-item>
                  <text:list-item>
                    <text:p text:style-name="P20">FieldSet Serviços</text:p>
                    <text:list>
                      <text:list-item>
                        <text:p text:style-name="P20">Serviço</text:p>
                        <text:list>
                          <text:list-item>
                            <text:p text:style-name="P20"><text:span text:style-name="T3">SelectBox</text:span> com <text:span text:style-name="T3">SearchEngine</text:span>.</text:p>
                          </text:list-item>
                          <text:list-item>
                            <text:p text:style-name="P20">Obrigatório</text:p>
                          </text:list-item>
                        </text:list>
                      </text:list-item>
                      <text:list-item>
                        <text:p text:style-name="P20">Valor</text:p>
                        <text:list>
                          <text:list-item>
                            <text:p text:style-name="P20">Somente números</text:p>
                          </text:list-item>
                          <text:list-item>
                            <text:p text:style-name="P20">Mascara de Moeda $__.___,__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0">Total</text:p>
                    <text:list>
                      <text:list-item>
                        <text:p text:style-name="P20">Somente números</text:p>
                      </text:list-item>
                      <text:list-item>
                        <text:p text:style-name="P20">Mascara de Moeda $__.___,__</text:p>
                      </text:list-item>
                    </text:list>
                  </text:list-item>
                  <text:list-item>
                    <text:p text:style-name="P20">Desconto</text:p>
                    <text:list>
                      <text:list-item>
                        <text:p text:style-name="P20">Somente números</text:p>
                      </text:list-item>
                      <text:list-item>
                        <text:p text:style-name="P20">Mascara de Moeda $__.___,__</text:p>
                      </text:list-item>
                    </text:list>
                  </text:list-item>
                  <text:list-item>
                    <text:p text:style-name="P20">Valor Líquido</text:p>
                    <text:list>
                      <text:list-item>
                        <text:p text:style-name="P20">Somente números</text:p>
                      </text:list-item>
                      <text:list-item>
                        <text:p text:style-name="P20">Mascara de Moeda $__.___,__</text:p>
                      </text:list-item>
                      <text:list-item>
                        <text:p text:style-name="P20">Diferença entre Total e Desconto</text:p>
                      </text:list-item>
                      <text:list-item>
                        <text:p text:style-name="P20">Block<text:line-break/></text:p>
                      </text:list-item>
                    </text:list>
                  </text:list-item>
                </text:list>
              </text:list-item>
              <text:list-item>
                <text:p text:style-name="P20">Aba Rateio</text:p>
                <text:list>
                  <text:list-item>
                    <text:p text:style-name="P20">Radio Centro de Custo/Projeto</text:p>
                    <text:list>
                      <text:list-item>
                        <text:p text:style-name="P20">Listar os itens respectivos ao radio selecionado</text:p>
                      </text:list-item>
                      <text:list-item>
                        <text:p text:style-name="P20"><text:span text:style-name="T3">SelectBox</text:span> com <text:span text:style-name="T3">SearchEngine</text:span>.</text:p>
                      </text:list-item>
                    </text:list>
                  </text:list-item>
                  <text:list-item>
                    <text:p text:style-name="P20">Porcentagem</text:p>
                    <text:list>
                      <text:list-item>
                        <text:p text:style-name="P21">Utilizar HTML5 type=”number” min="1" max="100".</text:p>
                        <text:p text:style-name="P20"/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11">REQ002</text:p>
          </table:table-cell>
          <table:table-cell table:style-name="Tabela6.B2" office:value-type="string">
            <text:p text:style-name="P10">Validações no filtro:</text:p>
            <text:list xml:id="list39347181" text:continue-numbering="true" text:style-name="L1">
              <text:list-item>
                <text:p text:style-name="P20">Campo Aldoc</text:p>
                <text:list>
                  <text:list-item>
                    <text:p text:style-name="P20">Somente números</text:p>
                  </text:list-item>
                </text:list>
              </text:list-item>
              <text:list-item>
                <text:p text:style-name="P20">Campo Fornecedor</text:p>
                <text:list>
                  <text:list-item>
                    <text:p text:style-name="P20"><text:span text:style-name="T3">SelectBox</text:span> com <text:span text:style-name="T3">SearchEngine</text:span>.</text:p>
                  </text:list-item>
                </text:list>
              </text:list-item>
              <text:list-item>
                <text:p text:style-name="P20">Campos Nota Fiscal</text:p>
                <text:list>
                  <text:list-item>
                    <text:p text:style-name="P22">Autosuggest</text:p>
                  </text:list-item>
                </text:list>
              </text:list-item>
              <text:list-item>
                <text:p text:style-name="P20">Campo Checkbox Data de Nascimento</text:p>
                <text:list>
                  <text:list-item>
                    <text:p text:style-name="P20">Ao clicar abrir modo de intervalo para a data</text:p>
                  </text:list-item>
                </text:list>
              </text:list-item>
              <text:list-item>
                <text:p text:style-name="P20">Campo input Data de Vencimento</text:p>
                <text:list>
                  <text:list-item>
                    <text:p text:style-name="P20">Mascara de Data __/__/____</text:p>
                  </text:list-item>
                  <text:list-item>
                    <text:p text:style-name="P20">Calendar</text:p>
                  </text:list-item>
                  <text:list-item>
                    <text:p text:style-name="P20">Validação de data DD/MM/AAAA</text:p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11">REQ003</text:p>
          </table:table-cell>
          <table:table-cell table:style-name="Tabela6.B2" office:value-type="string">
            <text:p text:style-name="P10">O sistema deve aplicar o filtro apenas no campo configurado/desejado. Os campos do filtro que forem deixados em branco devem ser isentos da filtragem.</text:p>
          </table:table-cell>
        </table:table-row>
        <table:table-row>
          <table:table-cell table:style-name="Tabela6.A2" office:value-type="string">
            <text:p text:style-name="P11">REQ004</text:p>
          </table:table-cell>
          <table:table-cell table:style-name="Tabela6.B2" office:value-type="string">
            <text:p text:style-name="P10">O sistema deve contemplar um <text:span text:style-name="T3">status </text:span>para cada Ordem de Serviço. Podendo ser Ativo/Bloqueado.</text:p>
          </table:table-cell>
        </table:table-row>
        <table:table-row>
          <table:table-cell table:style-name="Tabela6.A2" office:value-type="string">
            <text:p text:style-name="P11">REQ005</text:p>
          </table:table-cell>
          <table:table-cell table:style-name="Tabela6.B2" office:value-type="string">
            <text:p text:style-name="P12">O sistema deve contemplar os botões de Ativo/Bloqueado para cada registro.</text:p>
          </table:table-cell>
        </table:table-row>
        <text:soft-page-break/>
        <table:table-row>
          <table:table-cell table:style-name="Tabela6.A2" office:value-type="string">
            <text:p text:style-name="P11">REQ006</text:p>
          </table:table-cell>
          <table:table-cell table:style-name="Tabela6.B2" office:value-type="string">
            <text:p text:style-name="P12">O sistema deve contemplar os botões de Aprovar/Reprovar para cada registro.</text:p>
          </table:table-cell>
        </table:table-row>
        <table:table-row>
          <table:table-cell table:style-name="Tabela6.A2" office:value-type="string">
            <text:p text:style-name="P11">REQ007</text:p>
          </table:table-cell>
          <table:table-cell table:style-name="Tabela6.B2" office:value-type="string">
            <text:p text:style-name="P12">Somente usuários com permissão devem visualizar os botões de Aprovar/Reprovar</text:p>
          </table:table-cell>
        </table:table-row>
        <table:table-row>
          <table:table-cell table:style-name="Tabela6.A2" office:value-type="string">
            <text:p text:style-name="P11">REQ008</text:p>
          </table:table-cell>
          <table:table-cell table:style-name="Tabela6.B2" office:value-type="string">
            <text:p text:style-name="P12">Inclusão/Alteração/Exclusão de ordem de serviço devem ser aprovadas antes de ser listadas e enviadas para contas a pagar.</text:p>
          </table:table-cell>
        </table:table-row>
        <table:table-row>
          <table:table-cell table:style-name="Tabela6.A2" office:value-type="string">
            <text:p text:style-name="P11">REQ009</text:p>
          </table:table-cell>
          <table:table-cell table:style-name="Tabela6.B2" office:value-type="string">
            <text:p text:style-name="P12">O sistema deve contemplar um botão de Aprovar/Reprovar <text:span text:style-name="T4">em massa</text:span> para facilitar a usabilidade.</text:p>
          </table:table-cell>
        </table:table-row>
        <table:table-row>
          <table:table-cell table:style-name="Tabela6.A2" office:value-type="string">
            <text:p text:style-name="P11">REQ010</text:p>
          </table:table-cell>
          <table:table-cell table:style-name="Tabela6.B2" office:value-type="string">
            <text:p text:style-name="P12"/>
          </table:table-cell>
        </table:table-row>
      </table:table>
      <text:p text:style-name="P5"/>
      <text:list xml:id="list9077746886516509990" text:style-name="WW8Num6">
        <text:list-header>
          <text:h text:style-name="P17" text:outline-level="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Standard" style:default-outline-level="1" style:class="text">
      <style:paragraph-properties fo:margin-top="0.423cm" fo:margin-bottom="0.106cm" fo:orphans="2" fo:widows="2" fo:keep-with-next="always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complex="Calibri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Calibri" fo:font-style="italic" style:font-style-asian="italic" style:font-name-complex="Calibri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Cambria" fo:font-size="11pt" style:font-size-asian="11pt" style:font-name-complex="Cambria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Bodytext" style:family="paragraph" style:parent-style-name="Standard">
      <style:paragraph-properties fo:margin-left="2.54cm" fo:margin-right="0cm" fo:margin-top="0cm" fo:margin-bottom="0.212cm" fo:text-indent="0cm" style:auto-text-indent="false"/>
      <style:text-properties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Hints" style:family="paragraph" style:parent-style-name="Standard">
      <style:text-properties fo:color="#5f5f5f" style:font-name="Arial" fo:font-size="10pt" style:font-size-asian="10pt" style:font-name-complex="Arial" style:font-size-complex="10pt"/>
    </style:style>
    <style:style style:name="Table_20_Head" style:display-name="Table Head" style:family="paragraph" style:parent-style-name="Heading_20_3" style:next-style-name="Standard" style:default-outline-level="" style:list-style-name="">
      <style:paragraph-properties fo:margin-left="0cm" fo:margin-right="0cm" fo:margin-top="0.529cm" fo:margin-bottom="0.106cm" fo:line-height="0.423cm" fo:text-indent="0cm" style:auto-text-indent="false" fo:keep-with-next="auto"/>
      <style:text-properties fo:font-size="12pt" fo:font-style="italic" style:font-size-asian="12pt" style:font-style-asian="italic" style:font-name-complex="Times New Roman" style:font-size-complex="10pt" style:font-weight-complex="normal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size="14pt" fo:font-weight="bold" style:font-size-asian="14pt" style:font-weight-asian="bold" style:font-size-complex="14pt"/>
    </style:style>
    <style:style style:name="WW8Num8z0" style:family="text"/>
    <style:style style:name="WW8Num9z0" style:family="text"/>
    <style:style style:name="WW8Num9z1" style:family="text">
      <style:text-properties fo:font-size="14pt" style:font-size-asian="14pt" style:font-size-complex="14pt"/>
    </style:style>
    <style:style style:name="WW8Num10z0" style:family="text">
      <style:text-properties fo:font-weight="normal" style:font-weight-asian="norma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fo:font-size="14pt" fo:font-weight="bold" style:font-size-asian="14pt" style:font-weight-asian="bold" style:font-size-complex="14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fo:color="#a6a6a6" style:font-name-complex="Aria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fo:color="#000000" fo:font-size="14pt" style:font-size-asian="14pt" style:font-size-complex="14pt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/>
    </style:style>
    <style:style style:name="WW8Num19z1" style:family="text"/>
    <style:style style:name="WW8Num20z0" style:family="text">
      <style:text-properties fo:color="#a6a6a6" style:font-name-complex="Arial" style:font-size-complex="10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a6a6a6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4pt" style:font-size-asian="14pt" style:font-size-complex="14pt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>
      <style:text-properties style:font-name="Arial" fo:font-size="8pt" style:font-size-asian="8pt" style:font-name-complex="Arial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Cambria" style:font-size-complex="11pt"/>
    </style:style>
    <style:style style:name="Title_20_Char" style:display-name="Title Char" style:family="text" style:parent-style-name="Default_20_Paragraph_20_Font">
      <style:text-properties style:font-name="Arial" fo:font-size="32pt" fo:font-weight="bold" style:letter-kerning="true" style:font-size-asian="32pt" style:font-weight-asian="bold" style:font-name-complex="Arial"/>
    </style:style>
    <style:style style:name="Hints_20_Char" style:display-name="Hints Char" style:family="text" style:parent-style-name="Default_20_Paragraph_20_Font">
      <style:text-properties fo:color="#5f5f5f" style:font-name="Arial" style:font-name-complex="Arial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0.6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588cm" fo:margin-bottom="1.5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Header"/>
        <text:p text:style-name="Header"/>
      </style:header>
      <style:footer>
        <text:p text:style-name="MP2"><text:span text:style-name="MT1"><text:tab/>Page </text:span><text:span text:style-name="MT1"><text:page-number text:select-page="current">3</text:page-number></text:span><text:span text:style-name="MT1"><text:tab/></text:span><text:span text:style-name="MT1"><text:modification-date style:data-style-name="N106">3/10/2015</text:modification-date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ple Use Case Template</dc:title>
    <dc:description>This template was provided to the IIBA </dc:description>
    <meta:creation-date>2014-09-05T13:53:09.89</meta:creation-date>
    <meta:editing-cycles>646</meta:editing-cycles>
    <meta:editing-duration>P11DT6H18M19S</meta:editing-duration>
    <meta:generator>OpenOffice/4.1.1$Win32 OpenOffice.org_project/411m6$Build-9775</meta:generator>
    <dc:date>2015-03-10T19:16:44.78</dc:date>
    <dc:creator>Naelson Matheus Junior</dc:creator>
    <meta:document-statistic meta:table-count="1" meta:image-count="0" meta:object-count="0" meta:page-count="3" meta:paragraph-count="83" meta:word-count="351" meta:character-count="2173"/>
  </office:meta>
</office:document-meta>
</file>